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essageConverterTests.testToMessageSimplyReturnsMessageAsIsIfSuppliedWith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MessageConverterTests.testSerializable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MessageConverterTests.testString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MessageConverterTests.testToMessageThrowsExceptionIfGivenNullObjectTo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essageConverterTests.testMapConversionWhereMapHasNonStringTypesFo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MessageConverterTests.testMap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MessageConverterTests.testByteArray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MessageConverterTests.testMapConversionWhereMapHasNNullFor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MessageConverterTests.testFromMessageSimplyReturnsMessageAsIsIfSuppliedWith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MessageConverterTests.testToMessageThrowsExceptionIfGivenIncompatibleObjectTo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